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4.2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77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cm" fo:min-width="2.4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5cm" fo:min-width="5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2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6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7cm" svg:height="2.1cm" svg:x="6.8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cm" svg:height="2cm" svg:x="7.7cm" svg:y="4.1cm">
          <text:p text:style-name="P1">liczba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272cm" svg:height="1.5cm" draw:transform="skewX (0.730943890735225) translate (7.545cm 7.1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9cm" svg:height="1.9cm" svg:x="5.9cm" svg:y="10.4cm">
          <text:p text:style-name="P1">liczba &l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5.8cm" svg:height="1.6cm" svg:x="5.8cm" svg:y="13.7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6.1cm" svg:height="2.8cm" svg:x="5.7cm" svg:y="16.5cm">
          <text:p text:style-name="P1">liczba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10.15cm" svg:y1="3.3cm" svg:x2="10.2cm" svg:y2="4.1cm" draw:start-shape="id1" draw:start-glue-point="8" draw:end-shape="id2" draw:end-glue-point="0" svg:d="M10150 3300l50 800" svg:viewBox="0 0 51 801">
          <text:p/>
        </draw:connector>
        <draw:connector draw:style-name="gr7" draw:text-style-name="P3" draw:layer="layout" draw:type="line" svg:x1="10.2cm" svg:y1="6.1cm" svg:x2="10.181cm" svg:y2="7.1cm" draw:start-shape="id2" draw:start-glue-point="2" draw:end-shape="id3" draw:end-glue-point="0" svg:d="M10200 6100l-19 1000" svg:viewBox="0 0 20 1001">
          <text:p/>
        </draw:connector>
        <draw:connector draw:style-name="gr7" draw:text-style-name="P3" draw:layer="layout" draw:type="line" svg:x1="8.836cm" svg:y1="8.6cm" svg:x2="8.85cm" svg:y2="10.4cm" draw:start-shape="id3" draw:start-glue-point="2" draw:end-shape="id4" draw:end-glue-point="4" svg:d="M8836 8600l14 1800" svg:viewBox="0 0 15 1801">
          <text:p/>
        </draw:connector>
        <draw:connector draw:style-name="gr8" draw:text-style-name="P3" draw:layer="layout" svg:x1="11.8cm" svg:y1="11.35cm" svg:x2="12.145cm" svg:y2="7.85cm" draw:start-shape="id4" draw:start-glue-point="7" draw:end-shape="id3" draw:end-glue-point="1" svg:d="M11800 11350h1517v-3500h-1172" svg:viewBox="0 0 1518 3501">
          <text:p text:style-name="P1">TAK</text:p>
        </draw:connector>
        <draw:connector draw:style-name="gr8" draw:text-style-name="P3" draw:layer="layout" draw:line-skew="-1.499cm" svg:x1="5.9cm" svg:y1="11.35cm" svg:x2="5.8cm" svg:y2="14.5cm" draw:start-shape="id4" draw:start-glue-point="5" draw:end-shape="id5" svg:d="M5900 11350h-2100v3150h2000" svg:viewBox="0 0 2101 3151">
          <text:p text:style-name="P1">NIE</text:p>
        </draw:connector>
        <draw:connector draw:style-name="gr7" draw:text-style-name="P3" xml:id="id11" draw:id="id11" draw:layer="layout" draw:type="line" svg:x1="8.7cm" svg:y1="15.3cm" svg:x2="8.75cm" svg:y2="16.5cm" draw:start-shape="id5" draw:start-glue-point="2" draw:end-shape="id6" draw:end-glue-point="4" svg:d="M8700 15300l50 1200" svg:viewBox="0 0 51 1201">
          <text:p/>
        </draw:connector>
        <draw:custom-shape draw:style-name="gr9" draw:text-style-name="P2" xml:id="id7" draw:id="id7" draw:layer="layout" svg:width="6.7cm" svg:height="1.6cm" svg:x="8.9cm" svg:y="20.3cm">
          <text:p text:style-name="P1">suma =+ liczba % 10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6.7cm" svg:height="1.6cm" svg:x="8.9cm" svg:y="23.2cm">
          <text:p text:style-name="P1">liczba = liczba / 10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2.25cm" svg:y1="21.9cm" svg:x2="12.25cm" svg:y2="23.2cm" draw:start-shape="id7" draw:start-glue-point="2" draw:end-shape="id8" draw:end-glue-point="0" svg:d="M12250 21900v1300" svg:viewBox="0 0 1 1301">
          <text:p/>
        </draw:connector>
        <draw:custom-shape draw:style-name="gr3" draw:text-style-name="P1" xml:id="id9" draw:id="id9" draw:layer="layout" svg:width="5.272cm" svg:height="1.5cm" draw:transform="skewX (0.730943890735225) translate (2.546cm 20.364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7cm" svg:height="2.1cm" svg:x="1cm" svg:y="2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837cm" svg:y1="21.864cm" svg:x2="4.35cm" svg:y2="23cm" draw:start-shape="id9" draw:start-glue-point="2" draw:end-shape="id10" draw:end-glue-point="4" svg:d="M3837 21864l513 1136" svg:viewBox="0 0 514 1137">
          <text:p/>
        </draw:connector>
        <draw:connector draw:style-name="gr8" draw:text-style-name="P3" draw:layer="layout" svg:x1="5.7cm" svg:y1="17.9cm" svg:x2="5.182cm" svg:y2="20.364cm" draw:start-shape="id6" draw:start-glue-point="5" draw:end-shape="id9" draw:end-glue-point="0" svg:d="M5700 17900h-518v2464" svg:viewBox="0 0 519 2465">
          <text:p text:style-name="P1">NIE</text:p>
        </draw:connector>
        <draw:connector draw:style-name="gr8" draw:text-style-name="P3" draw:layer="layout" svg:x1="11.8cm" svg:y1="17.9cm" svg:x2="12.25cm" svg:y2="20.3cm" draw:start-shape="id6" draw:start-glue-point="7" draw:end-shape="id7" draw:end-glue-point="0" svg:d="M11800 17900h450v2400" svg:viewBox="0 0 451 2401">
          <text:p text:style-name="P1">TAK</text:p>
        </draw:connector>
        <draw:connector draw:style-name="gr7" draw:text-style-name="P3" draw:layer="layout" draw:line-skew="0cm 10.119cm" svg:x1="12.25cm" svg:y1="24.8cm" svg:x2="8.725cm" svg:y2="15.9cm" draw:start-shape="id8" draw:start-glue-point="2" draw:end-shape="id11" draw:end-glue-point="0" svg:d="M12250 24800v501h5950v-9401h-9475" svg:viewBox="0 0 9476 9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01:03.948000000</meta:creation-date>
    <dc:date>2018-10-03T21:36:07.774000000</dc:date>
    <meta:editing-duration>PT4M17S</meta:editing-duration>
    <meta:editing-cycles>2</meta:editing-cycles>
    <meta:generator>LibreOffice/5.4.3.2$Windows_X86_64 LibreOffice_project/92a7159f7e4af62137622921e809f8546db437e5</meta:generator>
    <meta:document-statistic meta:object-count="21"/>
  </office:meta>
</office:document-meta>
</file>